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cbe" officeooo:paragraph-rsid="00022cbe"/>
    </style:style>
    <style:style style:name="P2" style:family="paragraph" style:parent-style-name="Standard">
      <style:text-properties officeooo:rsid="000400fe" officeooo:paragraph-rsid="000400fe"/>
    </style:style>
    <style:style style:name="P3" style:family="paragraph" style:parent-style-name="Standard">
      <style:text-properties officeooo:rsid="00058186" officeooo:paragraph-rsid="000581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PHYSIQUE ORAL :</text:p>
      <text:p text:style-name="P1"/>
      <text:p text:style-name="P2">caractéristique de l’esp32 ( ram, rom, vitesse … )</text:p>
      <text:p text:style-name="P2">périphérique utilisé ( ligne série, i2c, gpio … ) </text:p>
      <text:p text:style-name="P2">tension sur la carte </text:p>
      <text:p text:style-name="P2">grave d’injecter du 5v sur le gpio</text:p>
      <text:p text:style-name="P2">vitesse ligne série dmx</text:p>
      <text:p text:style-name="P2">distance max du dmx</text:p>
      <text:p text:style-name="P2">quel protocole ( rs485, symétrique )</text:p>
      <text:p text:style-name="P3">communication unidirectionnel </text:p>
      <text:p text:style-name="P3"/>
      <text:p text:style-name="P3"/>
      <text:p text:style-name="P3">ref LED ws2812b</text:p>
      <text:p text:style-name="P3">consommation d’une LED l’osque RGB est a 255</text:p>
      <text:p text:style-name="P3">courant si 60 LED RGB sont a 255</text:p>
      <text:p text:style-name="P3">puissance des LED </text:p>
      <text:p text:style-name="P3">caractéristique de l’alimentation </text:p>
      <text:p text:style-name="P3"/>
      <text:p text:style-name="P3">vitesse de l’I2C</text:p>
      <text:p text:style-name="P3">communication synchrone ou asynchrone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6:29:29.471084382</meta:creation-date>
    <dc:date>2026-03-23T16:45:30.323541563</dc:date>
    <meta:editing-duration>PT16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81" meta:character-count="485" meta:non-whitespace-character-count="414"/>
  </office:meta>
</office:document-meta>
</file>